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normal" officeooo:rsid="0018c7d9" officeooo:paragraph-rsid="0018c7d9" style:font-style-asian="normal" style:font-style-complex="normal"/>
    </style:style>
    <style:style style:name="P4" style:family="paragraph" style:parent-style-name="Standard">
      <style:paragraph-properties fo:padding-left="0.141cm" fo:padding-right="0.141cm" fo:padding-top="0.035cm" fo:padding-bottom="0.035cm" fo:border="0.51pt solid #000001"/>
      <style:text-properties style:font-name="Calibri"/>
    </style:style>
    <style:style style:name="P5" style:family="paragraph" style:parent-style-name="Standard">
      <style:paragraph-properties fo:padding-left="0.141cm" fo:padding-right="0.141cm" fo:padding-top="0.035cm" fo:padding-bottom="0.035cm" fo:border="0.51pt solid #000001"/>
      <style:text-properties officeooo:paragraph-rsid="0018c7d9"/>
    </style:style>
    <style:style style:name="P6" style:family="paragraph" style:parent-style-name="Standard" style:master-page-name="Standard">
      <style:paragraph-properties style:page-number="auto"/>
      <style:text-properties fo:font-style="normal" officeooo:rsid="0018c7d9" officeooo:paragraph-rsid="0018c7d9" style:font-style-asian="normal" style:font-style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3" style:family="text">
      <style:text-properties style:font-name="Calibri" fo:font-size="10pt" fo:font-style="italic" style:font-size-asian="10pt" style:font-style-asian="italic" style:font-size-complex="10pt"/>
    </style:style>
    <style:style style:name="T4" style:family="text">
      <style:text-properties style:font-name="Calibri" fo:font-size="10pt" fo:font-style="italic" officeooo:rsid="0018c7d9" style:font-size-asian="10pt" style:font-style-asian="italic" style:font-size-complex="10pt"/>
    </style:style>
    <style:style style:name="T5" style:family="text">
      <style:text-properties style:font-name="Calibri" fo:font-size="10pt" fo:font-style="italic" fo:font-weight="bold" officeooo:rsid="0018c7d9" style:font-size-asian="10pt" style:font-style-asian="italic" style:font-weight-asian="bold" style:font-size-complex="10pt" style:font-weight-complex="bold"/>
    </style:style>
    <style:style style:name="T6" style:family="text">
      <style:text-properties style:font-name="Calibri" fo:font-size="10pt" officeooo:rsid="0018c7d9" style:font-size-asian="10pt" style:font-size-complex="10pt"/>
    </style:style>
    <style:style style:name="T7" style:family="text">
      <style:text-properties style:font-name="Calibri" fo:font-size="10pt" officeooo:rsid="001aafa0" style:font-size-asian="10pt" style:font-size-complex="10pt"/>
    </style:style>
    <style:style style:name="T8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bold" officeooo:rsid="0018c7d9" style:font-size-asian="12pt" style:font-weight-asian="bold" style:font-size-complex="12pt" style:font-weight-complex="bold"/>
    </style:style>
    <style:style style:name="T10" style:family="text">
      <style:text-properties style:font-name="Calibri" fo:font-size="12pt" fo:language="en" fo:country="US" fo:font-weight="bold" officeooo:rsid="0018c7d9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lecaut Maité</text:span></text:p>
      <text:p text:style-name="P3"><text:span text:style-name="T1">Moreau Thomas</text:span></text:p>
      <text:p text:style-name="P3"><text:span text:style-name="T1">Speleers Valentin</text:span></text:p>
      <text:p text:style-name="P3"><text:span text:style-name="T1">Pirlet Gauthier</text:span></text:p>
      <text:p text:style-name="P3"><text:span text:style-name="T1">Beaudoul Quentin</text:span></text:p>
      <text:p text:style-name="P1"/>
      <text:p text:style-name="P1"/>
      <text:p text:style-name="P2"><text:span text:style-name="T2">Choix de l’entreprise à créer</text:span></text:p>
      <text:p text:style-name="P1"/>
      <text:p text:style-name="Standard"><text:span text:style-name="T1">NOM (raison sociale) provisoire de l’entreprise :</text:span><text:span text:style-name="T8"> </text:span><text:span text:style-name="T9">PB2C (Pico-Bracelet </text:span><text:span text:style-name="T10">Connected</text:span><text:span text:style-name="T9"> </text:span><text:span text:style-name="T10">Company</text:span><text:span text:style-name="T9">)</text:span></text:p>
      <text:p text:style-name="P1"/>
      <text:p text:style-name="P4"/>
      <text:p text:style-name="P1"/>
      <text:p text:style-name="Standard"><text:span text:style-name="T1">Description de l’entreprise :</text:span></text:p>
      <text:p text:style-name="P5"><text:span text:style-name="T5">Phrase métier</text:span><text:span text:style-name="T4"> : Ma société commercialise un bracelet connecté pour les férus de technologie projetant un écran de téléphone.</text:span></text:p>
      <text:p text:style-name="P1"/>
      <text:p text:style-name="Standard"><text:span text:style-name="T1">Principales motivations des créateurs :</text:span></text:p>
      <text:p text:style-name="P5"><text:span text:style-name="T6">- Nous avons choisi ce projet afin de permettre à ses utilisateurs de ne pas devoir sortir leur téléphone en public. Avoir le téléphone à portée de main sans risque de vol.</text:span></text:p>
      <text:p text:style-name="P5"/>
      <text:p text:style-name="P5"><text:span text:style-name="T6">- Un produit technologique car on est <text:s/>en informatique.</text:span></text:p>
      <text:p text:style-name="P5"/>
      <text:p text:style-name="P5"><text:span text:style-name="T6">- Rapidité d'utilisation : plus besoin de sortir son portable</text:span></text:p>
      <text:p text:style-name="P5"/>
      <text:p text:style-name="P5"><text:span text:style-name="T6">- Possibilité d'utilisation avec des gants.</text:span></text:p>
      <text:p text:style-name="P5"/>
      <text:p text:style-name="P5"><text:span text:style-name="T6">- </text:span><text:span text:style-name="T7">Avoir accès à toutes les fonctionnalités/applications de son téléphone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ELILLE</meta:initial-creator>
    <dc:creator>Maite DELECAUT</dc:creator>
    <meta:editing-cycles>2</meta:editing-cycles>
    <meta:creation-date>2016-02-01T12:59:00</meta:creation-date>
    <dc:date>2017-01-24T11:09:02.969338921</dc:date>
    <meta:editing-duration>PT2M8S</meta:editing-duration>
    <meta:generator>LibreOffice/4.3.3.2$Linux_X86_64 LibreOffice_project/430m0$Build-2</meta:generator>
    <meta:document-statistic meta:table-count="0" meta:image-count="0" meta:object-count="0" meta:page-count="1" meta:paragraph-count="15" meta:word-count="121" meta:character-count="789" meta:non-whitespace-character-count="681"/>
    <meta:user-defined meta:name="AppVersion">15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